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a2177" officeooo:paragraph-rsid="004a2177"/>
    </style:style>
    <style:style style:name="P2" style:family="paragraph" style:parent-style-name="Standard">
      <style:text-properties officeooo:rsid="004bfbbb" officeooo:paragraph-rsid="004bfb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Klonowanie głosu babci podejście 1</text:p>
      <text:p text:style-name="P2">-Podejście nieudan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12T19:50:14.209658288</dc:date>
    <meta:editing-duration>P1DT7H32M16S</meta:editing-duration>
    <meta:editing-cycles>39</meta:editing-cycles>
    <meta:document-statistic meta:table-count="0" meta:image-count="0" meta:object-count="0" meta:page-count="1" meta:paragraph-count="2" meta:word-count="7" meta:character-count="54" meta:non-whitespace-character-count="49"/>
  </office:meta>
</office:document-meta>
</file>